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.globalSh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search( Search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handleException( Exception ex , String actionName , String message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Flow.getM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loginDone( ReturnToForm init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redFlow.sign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handleLogin( String 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aredFlow.handleDataStoreException( DataStoreException ex , String actionName , String message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Flow.ensure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getC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redFlow.handlePageFlowException( PageFlowException ex , String message , String action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updateAccount( Account ac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Flow.getCategor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isUserLogged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setMyList( Product [ ] m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lookupCategory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haredFlow.setAccount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actionSign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handle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handleNotLoggedInException( NotLoggedInException ex , String actionName , String message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handle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.setCart( Cart c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get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